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4pt"/>
    </style:style>
    <style:style style:name="co2" style:family="table-column">
      <style:table-column-properties fo:break-before="auto" style:column-width="58.71pt"/>
    </style:style>
    <style:style style:name="co3" style:family="table-column">
      <style:table-column-properties fo:break-before="auto" style:column-width="179.6pt"/>
    </style:style>
    <style:style style:name="co4" style:family="table-column">
      <style:table-column-properties fo:break-before="auto" style:column-width="77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ortf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arnell #</text:p>
          </table:table-cell>
          <table:table-cell table:style-name="ce1" office:value-type="string" calcext:value-type="string">
            <text:p>Q per board</text:p>
          </table:table-cell>
          <table:table-cell table:style-name="ce1" office:value-type="string" calcext:value-type="string">
            <text:p>Line note</text:p>
          </table:table-cell>
          <table:table-cell table:style-name="ce1" office:value-type="string" calcext:value-type="string">
            <text:p>Q per 3 boards</text:p>
          </table:table-cell>
          <table:table-cell table:style-name="ce1" office:value-type="string" calcext:value-type="string">
            <text:p>Spares</text:p>
          </table:table-cell>
          <table:table-cell table:style-name="ce1" office:value-type="string" calcext:value-type="string">
            <text:p>Q to order</text:p>
          </table:table-cell>
          <table:table-cell table:style-name="ce1" table:number-columns-repeated="1018"/>
        </table:table-row>
        <table:table-row table:style-name="ro1">
          <table:table-cell office:value-type="float" office:value="2496923" calcext:value-type="float">
            <text:p>24969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uF 0603</text:p>
          </table:table-cell>
          <table:table-cell table:formula="of:=[.B2]*3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E2]+[.D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059317" calcext:value-type="float">
            <text:p>2059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9R 0603</text:p>
          </table:table-cell>
          <table:table-cell table:formula="of:=[.B3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]+[.D3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496941" calcext:value-type="float">
            <text:p>2496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 60V 0805</text:p>
          </table:table-cell>
          <table:table-cell table:formula="of:=[.B4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]+[.D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60580" calcext:value-type="float">
            <text:p>1860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HSE5380</text:p>
          </table:table-cell>
          <table:table-cell table:formula="of:=[.B5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]+[.D5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25102" calcext:value-type="float">
            <text:p>2525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 0603</text:p>
          </table:table-cell>
          <table:table-cell table:formula="of:=[.B6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]+[.D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74873" calcext:value-type="float">
            <text:p>2074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3335</text:p>
          </table:table-cell>
          <table:table-cell table:formula="of:=[.B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+[.D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09802" calcext:value-type="float">
            <text:p>2509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81RNA</text:p>
          </table:table-cell>
          <table:table-cell table:formula="of:=[.B8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8]+[.D8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71141" calcext:value-type="float">
            <text:p>2471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92512</text:p>
          </table:table-cell>
          <table:table-cell table:formula="of:=[.B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9]+[.D9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55373" calcext:value-type="float">
            <text:p>2455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 VLS201610HBX-1</text:p>
          </table:table-cell>
          <table:table-cell table:formula="of:=[.B10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0]+[.D10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59699" calcext:value-type="float">
            <text:p>2059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R 0603</text:p>
          </table:table-cell>
          <table:table-cell table:formula="of:=[.B11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1]+[.D11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59571" calcext:value-type="float">
            <text:p>20595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R 0603</text:p>
          </table:table-cell>
          <table:table-cell table:formula="of:=[.B12]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2]+[.D12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9238484" calcext:value-type="float">
            <text:p>92384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R 0603</text:p>
          </table:table-cell>
          <table:table-cell table:formula="of:=[.B13]*3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E13]+[.D13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524889" calcext:value-type="float">
            <text:p>2524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pF 0603</text:p>
          </table:table-cell>
          <table:table-cell table:formula="of:=[.B14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4]+[.D14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525074" calcext:value-type="float">
            <text:p>2525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F 0603</text:p>
          </table:table-cell>
          <table:table-cell table:formula="of:=[.B15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5]+[.D15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290329" calcext:value-type="float">
            <text:p>2290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0603</text:p>
          </table:table-cell>
          <table:table-cell table:formula="of:=[.B16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6]+[.D16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13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pow</text:p>
          </table:table-cell>
          <table:table-cell table:formula="of:=[.B1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7]+[.D1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290328" calcext:value-type="float">
            <text:p>22903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 0603</text:p>
          </table:table-cell>
          <table:table-cell table:formula="of:=[.B18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8]+[.D18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828955" calcext:value-type="float">
            <text:p>1828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V 10nF 0805</text:p>
          </table:table-cell>
          <table:table-cell table:formula="of:=[.B19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9]+[.D19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496930" calcext:value-type="float">
            <text:p>2496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 0603</text:p>
          </table:table-cell>
          <table:table-cell table:formula="of:=[.B20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+[.D20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382918" calcext:value-type="float">
            <text:p>2382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52</text:p>
          </table:table-cell>
          <table:table-cell table:formula="of:=[.B21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1]+[.D21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227776" calcext:value-type="float">
            <text:p>9227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0603</text:p>
          </table:table-cell>
          <table:table-cell table:formula="of:=[.B22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2]+[.D2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61422" calcext:value-type="float">
            <text:p>18614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S110B DO-214AA-SMB</text:p>
          </table:table-cell>
          <table:table-cell table:formula="of:=[.B23]*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E23]+[.D23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793832" calcext:value-type="float">
            <text:p>1793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 60V 1210</text:p>
          </table:table-cell>
          <table:table-cell table:formula="of:=[.B24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4]+[.D2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463451" calcext:value-type="float">
            <text:p>1463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 0603</text:p>
          </table:table-cell>
          <table:table-cell table:formula="of:=[.B25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+[.D25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30734" calcext:value-type="float">
            <text:p>1830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02B-PASK</text:p>
          </table:table-cell>
          <table:table-cell table:formula="of:=[.B26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26]+[.D26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064373" calcext:value-type="float">
            <text:p>2064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7VGT6</text:p>
          </table:table-cell>
          <table:table-cell table:formula="of:=[.B2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7]+[.D2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14586" calcext:value-type="float">
            <text:p>2514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69x</text:p>
          </table:table-cell>
          <table:table-cell table:formula="of:=[.B28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8]+[.D28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59509" calcext:value-type="float">
            <text:p>2059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R 0603</text:p>
          </table:table-cell>
          <table:table-cell table:formula="of:=[.B29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9]+[.D29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303192" calcext:value-type="float">
            <text:p>2303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R 0603</text:p>
          </table:table-cell>
          <table:table-cell table:formula="of:=[.B30]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0]+[.D30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395904" calcext:value-type="float">
            <text:p>2395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x5176B SOIC-8</text:p>
          </table:table-cell>
          <table:table-cell table:formula="of:=[.B31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1]+[.D31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700995" calcext:value-type="float">
            <text:p>1700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AA02E48 SOT-23-6</text:p>
          </table:table-cell>
          <table:table-cell table:formula="of:=[.B32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2]+[.D32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116453" calcext:value-type="float">
            <text:p>2116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15 1W 2512</text:p>
          </table:table-cell>
          <table:table-cell table:formula="of:=[.B33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3]+[.D33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59389" calcext:value-type="float">
            <text:p>2059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R 0603</text:p>
          </table:table-cell>
          <table:table-cell table:formula="of:=[.B34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4]+[.D3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59614" calcext:value-type="float">
            <text:p>2059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R 0603</text:p>
          </table:table-cell>
          <table:table-cell table:formula="of:=[.B35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35]+[.D35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138432" calcext:value-type="float">
            <text:p>2138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kR 0603</text:p>
          </table:table-cell>
          <table:table-cell table:formula="of:=[.B36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6]+[.D3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496853" calcext:value-type="float">
            <text:p>2496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 0603</text:p>
          </table:table-cell>
          <table:table-cell table:formula="of:=[.B37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7]+[.D3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59451" calcext:value-type="float">
            <text:p>2059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R 0603</text:p>
          </table:table-cell>
          <table:table-cell table:formula="of:=[.B38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8]+[.D38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514229" calcext:value-type="float">
            <text:p>2514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503</text:p>
          </table:table-cell>
          <table:table-cell table:formula="of:=[.B3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9]+[.D39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101328" calcext:value-type="float">
            <text:p>2101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 50x32</text:p>
          </table:table-cell>
          <table:table-cell table:formula="of:=[.B40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]+[.D40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611921" calcext:value-type="float">
            <text:p>261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0603</text:p>
          </table:table-cell>
          <table:table-cell table:formula="of:=[.B41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1]+[.D41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59450" calcext:value-type="float">
            <text:p>2059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kR 0603</text:p>
          </table:table-cell>
          <table:table-cell table:formula="of:=[.B42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2]+[.D4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8737843" calcext:value-type="float">
            <text:p>8737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2005AEA SOD-323</text:p>
          </table:table-cell>
          <table:table-cell table:formula="of:=[.B43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43]+[.D43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059561" calcext:value-type="float">
            <text:p>2059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R 0603</text:p>
          </table:table-cell>
          <table:table-cell table:formula="of:=[.B44]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44]+[.D44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865536" calcext:value-type="float">
            <text:p>186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F 50V 0603</text:p>
          </table:table-cell>
          <table:table-cell table:formula="of:=[.B45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5]+[.D45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99460" calcext:value-type="float">
            <text:p>1899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58A DO-214AC-SMA</text:p>
          </table:table-cell>
          <table:table-cell table:formula="of:=[.B46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6]+[.D4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466524" calcext:value-type="float">
            <text:p>1466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 SOD-323</text:p>
          </table:table-cell>
          <table:table-cell table:formula="of:=[.B47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7]+[.D4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138666" calcext:value-type="float">
            <text:p>2138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MR 0603</text:p>
          </table:table-cell>
          <table:table-cell table:formula="of:=[.B48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48]+[.D48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422553" calcext:value-type="float">
            <text:p>2422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E magnetics</text:p>
          </table:table-cell>
          <table:table-cell table:formula="of:=[.B4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9]+[.D49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792951" calcext:value-type="float">
            <text:p>17929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minals</text:p>
          </table:table-cell>
          <table:table-cell table:formula="of:=[.B50]*3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50]+[.D50]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float" office:value="2341599" calcext:value-type="float">
            <text:p>2341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PS3L40UF DO-214AA-SMB</text:p>
          </table:table-cell>
          <table:table-cell table:formula="of:=[.B51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51]+[.D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431305" calcext:value-type="float">
            <text:p>14313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TR4501NT1G SOT-23</text:p>
          </table:table-cell>
          <table:table-cell table:formula="of:=[.B52]*3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E52]+[.D5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455834" calcext:value-type="float">
            <text:p>2455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MHz 20x16</text:p>
          </table:table-cell>
          <table:table-cell table:formula="of:=[.B5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3]+[.D53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865686" calcext:value-type="float">
            <text:p>1865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 ELLATP3R3NB</text:p>
          </table:table-cell>
          <table:table-cell table:formula="of:=[.B5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4]+[.D54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797010" calcext:value-type="float">
            <text:p>1797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uF 1206</text:p>
          </table:table-cell>
          <table:table-cell table:formula="of:=[.B55]*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E55]+[.D5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650835" calcext:value-type="float">
            <text:p>16508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nF 0603</text:p>
          </table:table-cell>
          <table:table-cell table:formula="of:=[.B56]*3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E56]+[.D56]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2374123" calcext:value-type="float">
            <text:p>2374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uH SRR1260A-120M</text:p>
          </table:table-cell>
          <table:table-cell table:formula="of:=[.B57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57]+[.D57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290330" calcext:value-type="float">
            <text:p>2290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0603</text:p>
          </table:table-cell>
          <table:table-cell table:formula="of:=[.B58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58]+[.D58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059491" calcext:value-type="float">
            <text:p>2059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7kR 0603</text:p>
          </table:table-cell>
          <table:table-cell table:formula="of:=[.B59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9]+[.D59]" office:value-type="float" office:value="5" calcext:value-type="float">
            <text:p>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6:49:42.288809000</dc:date>
    <meta:editing-duration>PT9M25S</meta:editing-duration>
    <meta:editing-cycles>3</meta:editing-cycles>
    <meta:generator>LibreOffice/5.2.3.3$MacOSX_X86_64 LibreOffice_project/d54a8868f08a7b39642414cf2c8ef2f228f780cf</meta:generator>
    <meta:document-statistic meta:table-count="1" meta:cell-count="354" meta:object-count="0"/>
  </office:meta>
</office:document-meta>
</file>